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objectwithoutfill">
      <style:graphic-properties svg:stroke-color="#000000" draw:marker-end="Arrow_20_concave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marker-end="Symmetric_20_Arrow" draw:marker-end-width="0.1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8.9cm" svg:y1="7.4cm" svg:x2="16.9cm" svg:y2="7.4cm">
          <text:p/>
        </draw:line>
        <draw:line draw:style-name="gr1" draw:text-style-name="P1" draw:layer="layout" svg:x1="8.9cm" svg:y1="9.7cm" svg:x2="16.9cm" svg:y2="9.7cm">
          <text:p/>
        </draw:line>
        <draw:frame draw:style-name="gr2" draw:text-style-name="P3" draw:layer="layout" svg:width="2.2cm" svg:height="0.8cm" svg:x="6.5cm" svg:y="7cm">
          <draw:text-box>
            <text:p text:style-name="P2"><text:span text:style-name="T1">Cliente</text:span></text:p>
          </draw:text-box>
        </draw:frame>
        <draw:frame draw:style-name="gr2" draw:text-style-name="P3" draw:layer="layout" svg:width="2.6cm" svg:height="0.8cm" svg:x="6.1cm" svg:y="9.3cm">
          <draw:text-box>
            <text:p text:style-name="P2"><text:span text:style-name="T1">Servidor</text:span></text:p>
          </draw:text-box>
        </draw:frame>
        <draw:line draw:style-name="gr3" draw:text-style-name="P1" draw:layer="layout" svg:x1="9.4cm" svg:y1="9.7cm" svg:x2="10.6cm" svg:y2="7.4cm">
          <text:p/>
        </draw:line>
        <draw:line draw:style-name="gr3" draw:text-style-name="P1" draw:layer="layout" svg:x1="15.1cm" svg:y1="7.4cm" svg:x2="16.3cm" svg:y2="9.7cm">
          <text:p/>
        </draw:line>
        <draw:frame draw:style-name="gr4" draw:text-style-name="P5" draw:layer="layout" svg:width="0.7cm" svg:height="0.564cm" svg:x="14.5cm" svg:y="6.6cm">
          <draw:text-box>
            <text:p text:style-name="P4"><text:span text:style-name="T2">T</text:span></text:p>
          </draw:text-box>
        </draw:frame>
        <draw:frame draw:style-name="gr5" draw:text-style-name="P7" draw:layer="layout" svg:width="0.8cm" svg:height="0.484cm" svg:x="14.7cm" svg:y="6.716cm">
          <draw:text-box>
            <text:p text:style-name="P6"><text:span text:style-name="T3">i-1</text:span></text:p>
          </draw:text-box>
        </draw:frame>
        <draw:frame draw:style-name="gr4" draw:text-style-name="P5" draw:layer="layout" svg:width="0.7cm" svg:height="0.564cm" svg:x="9cm" svg:y="9.8cm">
          <draw:text-box>
            <text:p text:style-name="P4"><text:span text:style-name="T2">T</text:span></text:p>
          </draw:text-box>
        </draw:frame>
        <draw:frame draw:style-name="gr5" draw:text-style-name="P7" draw:layer="layout" svg:width="0.8cm" svg:height="0.484cm" svg:x="9.2cm" svg:y="9.916cm">
          <draw:text-box>
            <text:p text:style-name="P6"><text:span text:style-name="T3">i-3</text:span></text:p>
          </draw:text-box>
        </draw:frame>
        <draw:frame draw:style-name="gr4" draw:text-style-name="P5" draw:layer="layout" svg:width="0.7cm" svg:height="0.564cm" svg:x="10.2cm" svg:y="6.6cm">
          <draw:text-box>
            <text:p text:style-name="P4"><text:span text:style-name="T2">T</text:span></text:p>
          </draw:text-box>
        </draw:frame>
        <draw:frame draw:style-name="gr5" draw:text-style-name="P7" draw:layer="layout" svg:width="0.8cm" svg:height="0.484cm" svg:x="10.4cm" svg:y="6.716cm">
          <draw:text-box>
            <text:p text:style-name="P6"><text:span text:style-name="T3">i-2</text:span></text:p>
          </draw:text-box>
        </draw:frame>
        <draw:frame draw:style-name="gr4" draw:text-style-name="P5" draw:layer="layout" svg:width="0.7cm" svg:height="0.564cm" svg:x="15.8cm" svg:y="9.8cm">
          <draw:text-box>
            <text:p text:style-name="P4"><text:span text:style-name="T2">T</text:span></text:p>
          </draw:text-box>
        </draw:frame>
        <draw:frame draw:style-name="gr5" draw:text-style-name="P7" draw:layer="layout" svg:width="0.8cm" svg:height="0.484cm" svg:x="16cm" svg:y="9.916cm">
          <draw:text-box>
            <text:p text:style-name="P6"><text:span text:style-name="T3">i</text:span></text:p>
          </draw:text-box>
        </draw:frame>
        <draw:frame draw:style-name="gr6" draw:text-style-name="P5" draw:layer="layout" svg:width="0.4cm" svg:height="0.564cm" svg:x="12.6cm" svg:y="8.6cm">
          <draw:text-box>
            <text:p text:style-name="P4"><text:span text:style-name="T4">θ</text:span></text:p>
          </draw:text-box>
        </draw:frame>
        <draw:line draw:style-name="gr7" draw:text-style-name="P1" draw:layer="layout" svg:x1="10.6cm" svg:y1="8.2cm" svg:x2="10.6cm" svg:y2="9.6cm">
          <text:p/>
        </draw:line>
        <draw:line draw:style-name="gr7" draw:text-style-name="P1" draw:layer="layout" svg:x1="15.1cm" svg:y1="8.2cm" svg:x2="15.1cm" svg:y2="9.6cm">
          <text:p/>
        </draw:line>
        <draw:line draw:style-name="gr8" draw:text-style-name="P1" draw:layer="layout" svg:x1="13.3cm" svg:y1="8.9cm" svg:x2="15.1cm" svg:y2="8.9cm">
          <text:p/>
        </draw:line>
        <draw:line draw:style-name="gr8" draw:text-style-name="P1" draw:layer="layout" svg:x1="12.4cm" svg:y1="8.9cm" svg:x2="10.6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0:49:16.084669194</meta:creation-date>
    <dc:date>2017-08-29T11:24:39.246071934</dc:date>
    <meta:editing-duration>PT6M4S</meta:editing-duration>
    <meta:editing-cycles>2</meta:editing-cycles>
    <meta:generator>LibreOffice/5.3.1.2$Linux_X86_64 LibreOffice_project/30m0$Build-2</meta:generator>
    <meta:document-statistic meta:object-count="19"/>
  </office:meta>
</office:document-meta>
</file>